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Garamond, Baskerville, 'Times New Roman', Times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25in" fo:widows="1" fo:text-indent="0in" style:auto-text-indent="false"/>
    </style:style>
    <style:style style:name="P2" style:family="paragraph" style:parent-style-name="Text_20_body">
      <style:paragraph-properties fo:margin-left="0in" fo:margin-right="0in" style:line-height-at-least="0.25in" fo:widows="1" fo:text-indent="0in" style:auto-text-indent="false"/>
      <style:text-properties fo:font-variant="normal" fo:text-transform="none" fo:color="#333333" style:font-name="Georgia" fo:font-size="12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.25in" style:line-height-at-least="0.25in" fo:widows="1" fo:text-indent="0in" style:auto-text-indent="false"/>
      <style:text-properties fo:font-variant="normal" fo:text-transform="none" fo:color="#333333" style:font-name="Georgia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ith Maven, you declare WebDriver and Junit libraries as dependencies in the project configuration file, the pom.xml, and maven will download those dependencies for you.</text:p>
      <text:p text:style-name="P3">With Ant, again you have to declare WebDriver and Junit libraries as dependencies in a build.xml configuration file. But you also need to download and install Selenium WebDriver, and Junit (But if you have Ivy, you can download these libraries automatically).</text:p>
      <text:p text:style-name="P3">So maven makes it easier when you are getting started as you have a few less things to worry about getting righ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Garamond, Baskerville, 'Times New Roman', Times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48S</meta:editing-duration>
    <meta:editing-cycles>7</meta:editing-cycles>
    <meta:generator>OpenOffice/4.1.1$Win32 OpenOffice.org_project/411m6$Build-9775</meta:generator>
    <dc:date>2016-02-16T15:48:12.88</dc:date>
    <meta:document-statistic meta:table-count="0" meta:image-count="0" meta:object-count="0" meta:page-count="1" meta:paragraph-count="3" meta:word-count="88" meta:character-count="541"/>
    <meta:user-defined meta:name="Info 1"/>
    <meta:user-defined meta:name="Info 2"/>
    <meta:user-defined meta:name="Info 3"/>
    <meta:user-defined meta:name="Info 4"/>
  </office:meta>
</office:document-meta>
</file>